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6.604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ext-properties style:font-name="Calibri" fo:font-size="22pt" fo:font-weight="normal" style:font-size-asian="22pt" style:font-weight-asian="normal" style:font-size-complex="22pt" style:font-weight-complex="normal"/>
    </style:style>
    <style:style style:name="ce3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Calibri" fo:font-size="11pt" style:font-size-asian="11pt" style:font-size-complex="11pt"/>
    </style:style>
    <style:style style:name="ce5" style:family="table-cell" style:parent-style-name="Default">
      <style:text-properties fo:color="#ff0000" style:font-name="Calibr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style:font-name="Calibri" fo:font-size="12pt" style:font-size-asian="12pt" style:font-size-complex="12pt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30">
      <style:table-cell-properties style:text-align-source="fix" style:repeat-content="false"/>
      <style:paragraph-properties fo:text-align="end" fo:margin-left="0cm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6"/>
        <table:table-column table:style-name="co6" table:default-cell-style-name="ce10"/>
        <table:table-column table:style-name="co1" table:number-columns-repeated="1017" table:default-cell-style-name="ce1"/>
        <table:table-row table:style-name="ro2">
          <table:table-cell table:number-columns-repeated="6"/>
          <table:table-cell table:style-name="ce8"/>
          <table:table-cell table:number-columns-repeated="1017"/>
        </table:table-row>
        <table:table-row table:style-name="ro4">
          <table:table-cell/>
          <table:table-cell table:style-name="ce2" office:value-type="string">
            <text:p>PROJECT:</text:p>
          </table:table-cell>
          <table:table-cell table:style-name="ce2" office:value-type="string">
            <text:p>PACMAN SFML 2014</text:p>
          </table:table-cell>
          <table:table-cell table:number-columns-repeated="3"/>
          <table:table-cell table:style-name="ce9" office:value-type="string">
            <text:p>Started 5.2.2014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8"/>
          <table:table-cell table:number-columns-repeated="1017"/>
        </table:table-row>
        <table:table-row table:style-name="ro2">
          <table:table-cell/>
          <table:table-cell table:style-name="ce3" office:value-type="string">
            <text:p>TODO</text:p>
          </table:table-cell>
          <table:table-cell table:number-columns-repeated="3"/>
          <table:table-cell table:style-name="ce7" office:value-type="string">
            <text:p>DONE</text:p>
          </table:table-cell>
          <table:table-cell table:style-name="ce9" office:value-type="string">
            <text:p>DATE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Update sprite position based on key input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06">
            <text:p>6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reate dot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08">
            <text:p>8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Draw dot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08">
            <text:p>8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nsume dot when moved upon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08">
            <text:p>8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reate enemy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09">
            <text:p>9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Draw score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08">
            <text:p>8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Update score when dot is consumed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09">
            <text:p>9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Basic enemy AI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17">
            <text:p>17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* path finder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16">
            <text:p>16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ke enemy follow path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17">
            <text:p>17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Improve path finding performance (threading)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22">
            <text:p>22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mooth based movement for player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25">
            <text:p>25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dvanced AI (behaviours)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16">
            <text:p>16.3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Improve path finding performance (limit simultaneous requests by queueing)</text:p>
          </table:table-cell>
          <table:table-cell table:number-columns-repeated="3"/>
          <table:table-cell office:value-type="string">
            <text:p>DONT</text:p>
          </table:table-cell>
          <table:table-cell table:style-name="ce11"/>
          <table:table-cell table:number-columns-repeated="1017"/>
        </table:table-row>
        <table:table-row table:style-name="ro2">
          <table:table-cell/>
          <table:table-cell office:value-type="string">
            <text:p>Improve path finding performance (global static graph)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22">
            <text:p>22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mooth based movement for enemy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26">
            <text:p>26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layer should be able turn more smoothly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2-27">
            <text:p>27.2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layer turning in crossroads should skip center tile</text:p>
          </table:table-cell>
          <table:table-cell table:number-columns-repeated="3"/>
          <table:table-cell office:value-type="string">
            <text:p>DON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emove dead ends from level (add teleports)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17">
            <text:p>17.3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Remove excess AI turning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16">
            <text:p>16.3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If enemy is at a crossroad, prevent reversing if new path requires direction change</text:p>
          </table:table-cell>
          <table:table-cell table:number-columns-repeated="3"/>
          <table:table-cell office:value-type="string">
            <text:p>DON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reate Blinky chase behaviour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18">
            <text:p>18.3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reate Pinky chase behaviour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18">
            <text:p>18.3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reate Inky chase behaviour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19">
            <text:p>19.3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reate Clyde chase behaviour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19">
            <text:p>19.3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reate enemy scatter behaviour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18">
            <text:p>18.3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ke enemies 5-10% slower than Pacman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20">
            <text:p>20.3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top Pacman movement for one frame after dot is eaten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30">
            <text:p>30.3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low ghost speed by 30-50% when frightened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25">
            <text:p>25.3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Enemies should start at center and be activated after each other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31">
            <text:p>31.3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witch to frightened mode when energizer is eaten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25">
            <text:p>25.3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dd Pacman extra lives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4-11">
            <text:p>11.4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layer should lose one life and restart position when hit by ghost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4-11">
            <text:p>11.4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host should move to center when eaten in frightened mode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3-30">
            <text:p>30.3.2014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Implement sprite sheet animator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4-19">
            <text:p>19.4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dd ghost animations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4-22">
            <text:p>22.4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dd Pacman animations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4-20">
            <text:p>20.4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et window and game viewport dimensions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4-20">
            <text:p>20.4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dd start menu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04">
            <text:p>4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dd basic sound effects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07">
            <text:p>7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Keep ghosts in single tile while in pen and animate movement instead</text:p>
          </table:table-cell>
          <table:table-cell table:number-columns-repeated="3"/>
          <table:table-cell office:value-type="string">
            <text:p>DON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ine tune score and player lives GUI element placement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4-23">
            <text:p>23.4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ause game for a short while after player death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04">
            <text:p>4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Replace ghost and pacman sprite sheets with better versio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dd game over menu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04">
            <text:p>4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reate audio manager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07">
            <text:p>7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Restart level once all dots eaten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10">
            <text:p>10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ause menu (Restart/Exit/Continue)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04">
            <text:p>4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in menu (Play/Credits/Exit)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04">
            <text:p>4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dd credits menu/list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17">
            <text:p>17.5.2014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>
            <text:p>BUG: Enemy movement motor sometimes cannot decide next direction, reset somehow?</text:p>
          </table:table-cell>
          <table:table-cell table:number-columns-repeated="3"/>
          <table:table-cell office:value-type="string">
            <text:p>FIXED?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dd bonus symbol</text:p>
          </table:table-cell>
          <table:table-cell table:number-columns-repeated="3"/>
          <table:table-cell office:value-type="string">
            <text:p>DON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Increase difficulty settings on each new level change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17">
            <text:p>17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Improve/add SFX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17">
            <text:p>17.5.2014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>
            <text:p>BUG: Enemy ghost doesn't always get eaten when collision happens, check nearby tiles?</text:p>
          </table:table-cell>
          <table:table-cell table:number-columns-repeated="3"/>
          <table:table-cell office:value-type="string">
            <text:p>FIXED?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ake easy install/package from game files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18">
            <text:p>18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dd version/revision information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18">
            <text:p>18.5.2014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>
            <text:p>BUG: Enemy gets stuck at ghost entry for the remainder of gam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n level start, Pacman mouth should open only when starting to move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22">
            <text:p>22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ove Pacman mouth always when moving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22">
            <text:p>22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dd new ghost eaten sound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6-18">
            <text:p>18.6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host flickering when frightened?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hortcut doesn't work (Release build, Win 8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ption to mute audio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22">
            <text:p>22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Difficulty should increase behaviour timer also?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layer should start slight offset so texture is set between tiles</text:p>
          </table:table-cell>
          <table:table-cell table:number-columns-repeated="3"/>
          <table:table-cell office:value-type="string">
            <text:p>x</text:p>
          </table:table-cell>
          <table:table-cell office:value-type="date" office:date-value="2014-05-22">
            <text:p>22.5.201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Increase AI difficulty by using player position as chase position, if default position is not accessible?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nergizer flickering, to make eating harder?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mpress audi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I should not reset to scatter mode after frightened, but resume on previous behaviour</text:p>
          </table:table-cell>
          <table:table-cell table:number-columns-repeated="1022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Sheet1.F26:Sheet1.G4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date-style style:name="N108">
      <number:day/>
      <number:text>.</number:text>
      <number:month/>
      <number:text>.</number:text>
      <number:year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18.06.2014</text:date>, <text:time>21:4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23:11:51.04</meta:creation-date>
    <meta:generator>OpenOffice.org/3.4.1$Win32 OpenOffice.org_project/341m1$Build-9593</meta:generator>
    <dc:date>2014-06-18T21:47:19.73</dc:date>
    <meta:editing-duration>P2DT2H54M12S</meta:editing-duration>
    <meta:editing-cycles>101</meta:editing-cycles>
    <meta:document-statistic meta:table-count="3" meta:cell-count="191" meta:object-count="0"/>
  </office:meta>
</office:document-meta>
</file>